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Heading">
      <style:text-properties style:font-name="Linux Libertine O" officeooo:rsid="00294093" officeooo:paragraph-rsid="003b96c7"/>
    </style:style>
    <style:style style:name="P3" style:family="paragraph" style:parent-style-name="Standard">
      <style:text-properties style:font-name="Linux Libertine O" officeooo:rsid="00294093" officeooo:paragraph-rsid="00340a02"/>
    </style:style>
    <style:style style:name="P4" style:family="paragraph" style:parent-style-name="Standard">
      <style:text-properties style:font-name="Linux Libertine O" officeooo:rsid="00366815" officeooo:paragraph-rsid="00366815"/>
    </style:style>
    <style:style style:name="P5" style:family="paragraph" style:parent-style-name="Standard">
      <style:text-properties style:font-name="Linux Libertine O" officeooo:rsid="002cf708" officeooo:paragraph-rsid="002cf708"/>
    </style:style>
    <style:style style:name="P6" style:family="paragraph" style:parent-style-name="Preformatted_20_Text">
      <style:text-properties style:font-name="Linux Libertine O" fo:font-size="12pt" style:font-size-asian="12pt" style:font-size-complex="12pt"/>
    </style:style>
    <style:style style:name="P7" style:family="paragraph" style:parent-style-name="Standard">
      <style:text-properties style:font-name="Linux Libertine O" fo:font-size="12pt" officeooo:paragraph-rsid="002cf708" style:font-size-asian="12pt" style:font-size-complex="12pt"/>
    </style:style>
    <style:style style:name="P8" style:family="paragraph" style:parent-style-name="Standard">
      <style:text-properties style:font-name="Linux Libertine O" fo:font-size="12pt" officeooo:rsid="00366815" officeooo:paragraph-rsid="00366815" style:font-size-asian="12pt" style:font-size-complex="12pt"/>
    </style:style>
    <style:style style:name="P9" style:family="paragraph" style:parent-style-name="Standard">
      <style:text-properties style:font-name="Linux Libertine O" fo:font-size="12pt" officeooo:rsid="00356cf3" officeooo:paragraph-rsid="00340a02" style:font-size-asian="12pt" style:font-size-complex="12pt"/>
    </style:style>
    <style:style style:name="P10" style:family="paragraph" style:parent-style-name="Standard">
      <style:text-properties style:font-name="Linux Libertine O" fo:font-size="12pt" officeooo:rsid="00294093" officeooo:paragraph-rsid="00294093" style:font-size-asian="12pt" style:font-size-complex="12pt"/>
    </style:style>
    <style:style style:name="P11" style:family="paragraph" style:parent-style-name="Standard">
      <style:text-properties style:font-name="Linux Libertine O" officeooo:rsid="003b96c7" officeooo:paragraph-rsid="003b96c7"/>
    </style:style>
    <style:style style:name="P12" style:family="paragraph" style:parent-style-name="Standard">
      <style:text-properties style:font-name="Linux Libertine O" officeooo:rsid="003b96c7" officeooo:paragraph-rsid="003b96c7"/>
    </style:style>
    <style:style style:name="P13" style:family="paragraph" style:parent-style-name="Standard">
      <style:text-properties style:font-name="Linux Libertine O" officeooo:rsid="003b96c7" officeooo:paragraph-rsid="003d9d39"/>
    </style:style>
    <style:style style:name="P14" style:family="paragraph" style:parent-style-name="Standard">
      <style:text-properties style:font-name="Linux Libertine O" officeooo:rsid="003b96c7" officeooo:paragraph-rsid="003dc4da"/>
    </style:style>
    <style:style style:name="P15" style:family="paragraph" style:parent-style-name="Standard">
      <style:text-properties style:font-name="Linux Libertine O" officeooo:rsid="003d9d39" officeooo:paragraph-rsid="003d9d39"/>
    </style:style>
    <style:style style:name="P16" style:family="paragraph" style:parent-style-name="Standard">
      <style:text-properties style:font-name="Linux Libertine O" officeooo:rsid="003d9d39" officeooo:paragraph-rsid="003dc4da"/>
    </style:style>
    <style:style style:name="P17" style:family="paragraph" style:parent-style-name="Standard">
      <style:text-properties style:font-name="Linux Libertine O" officeooo:rsid="003dc4da" officeooo:paragraph-rsid="003dc4da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b96c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fo:font-size="14pt" fo:font-weight="bold" officeooo:rsid="003b96c7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b96c7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b96c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40a02"/>
    </style:style>
    <style:style style:name="T11" style:family="text">
      <style:text-properties officeooo:rsid="003b96c7"/>
    </style:style>
    <style:style style:name="T12" style:family="text">
      <style:text-properties officeooo:rsid="003d9d39"/>
    </style:style>
    <style:style style:name="T13" style:family="text">
      <style:text-properties officeooo:rsid="003dc4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Roast veg</text:span><text:span text:style-name="T8"> pasta</text:span><text:span text:style-name="T7"> sauce</text:span><text:span text:style-name="T5"> (</text:span><text:span text:style-name="T9">6</text:span><text:span text:style-name="T5"> portions; </text:span><text:span text:style-name="T6">1½ hours</text:span><text:span text:style-name="T5">)</text:span></text:h>
      <text:p text:style-name="Heading"><text:span text:style-name="T1">For the </text:span><text:span text:style-name="T2">roast</text:span></text:p>
      <text:p text:style-name="P3"><text:span text:style-name="T11">quite a lot of </text:span>olive oil</text:p>
      <text:p text:style-name="P11">1kg courgettes</text:p>
      <text:p text:style-name="P1"><text:span text:style-name="T11">3 large</text:span> red onion<text:span text:style-name="T10">s</text:span></text:p>
      <text:p text:style-name="P11">3 red peppers</text:p>
      <text:p text:style-name="P4"><text:span text:style-name="T12">12</text:span> cloves garlic</text:p>
      <text:p text:style-name="P11"><text:span text:style-name="T12">2</text:span>50g cherry tomatoes</text:p>
      <text:p text:style-name="P11"/>
      <text:p text:style-name="P11">½ tsp salt</text:p>
      <text:p text:style-name="P11">erbs de provence</text:p>
      <text:p text:style-name="P11">(optional) fresh thyme</text:p>
      <text:p text:style-name="P4"/>
      <text:p text:style-name="P4"/>
      <text:p text:style-name="P15">Remove the papery stuff from the garlic and trim the base off each clove (but don’t peel the skin).</text:p>
      <text:p text:style-name="P15">Peel the onions and cut each one into 6 wedges. Wash the courgettes <text:span text:style-name="T13">and chop into chunks.</text:span></text:p>
      <text:p text:style-name="P15"/>
      <text:p text:style-name="P17">Grease 2-3 baking trays with olive oil, spread the onions across them, then the courgettes. Sprinkle a bit of salt and herbs over them, and then add the garlic on top.</text:p>
      <text:p text:style-name="P17"/>
      <text:p text:style-name="P14">Preheat the oven to 210 degrees.</text:p>
      <text:p text:style-name="P14"/>
      <text:p text:style-name="P16">Wash the <text:span text:style-name="T13">tomatoes and peppers, and chop the peppers into 8-12 large chunks. Spread the tomatoes and peppers over the veg trays, and top with some olive oil.</text:span></text:p>
      <text:p text:style-name="P16"/>
      <text:p text:style-name="P16"><text:span text:style-name="T13">P</text:span><text:span text:style-name="T11">lace in the oven for 40 minutes. Adjust the heat if necessary.</text:span></text:p>
      <text:p text:style-name="P1"/>
      <text:p text:style-name="P1"/>
      <text:p text:style-name="P2"><text:span text:style-name="T3">For the </text:span><text:span text:style-name="T4">sauce</text:span></text:p>
      <text:p text:style-name="P1"/>
      <text:p text:style-name="P11">½ tsp ground coriander</text:p>
      <text:p text:style-name="P11">½ tsp ground cumin</text:p>
      <text:p text:style-name="P11">1 tsp paprika</text:p>
      <text:p text:style-name="P11">1 tsp basil</text:p>
      <text:p text:style-name="P11">1 tsp erbs de provence</text:p>
      <text:p text:style-name="P11"/>
      <text:p text:style-name="P5"><text:span text:style-name="T11">2</text:span> tin<text:span text:style-name="T11">s</text:span> peeled plum tomatoes</text:p>
      <text:p text:style-name="P11">2 tins of chickpeas</text:p>
      <text:p text:style-name="P11">2 stock cubes</text:p>
      <text:p text:style-name="P7"/>
      <text:p text:style-name="P6"/>
      <text:p text:style-name="P6"><text:span text:style-name="T11">F</text:span>ry <text:span text:style-name="T11">the </text:span>spices and erbs in a bit of oil, add the tinned tom<text:span text:style-name="T11">atoes and </text:span>break them up, <text:span text:style-name="T11">then </text:span>add the chickpeas <text:span text:style-name="T11">(including water from the can)</text:span> and crumbled stock cubes.<text:line-break/><text:span text:style-name="T11">B</text:span>ring to the boil and simmer for 20 min<text:span text:style-name="T11">utes.</text:span></text:p>
      <text:p text:style-name="P6"/>
      <text:p text:style-name="P6"><text:span text:style-name="T11">O</text:span>nce the veg is done, pile it into the pot and mix well. <text:span text:style-name="T11">A</text:span>dd a bit of hot water if the sauce needs thinning out, <text:span text:style-name="T11">and </text:span>cook for 5-10 min<text:span text:style-name="T11">utes</text:span>.</text:p>
      <text:p text:style-name="P8"/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8-16T18:20:55.004619170</dc:date>
    <meta:editing-duration>PT1H16M56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59" meta:character-count="1321" meta:non-whitespace-character-count="1091"/>
  </office:meta>
</office:document-meta>
</file>